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ecaa" officeooo:paragraph-rsid="0006ecaa"/>
    </style:style>
    <style:style style:name="P2" style:family="paragraph" style:parent-style-name="Standard">
      <style:text-properties fo:font-style="italic" fo:font-weight="bold" officeooo:rsid="0006ecaa" officeooo:paragraph-rsid="0006ec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a1557" officeooo:paragraph-rsid="000a155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a4559" officeooo:paragraph-rsid="000a455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b9425" officeooo:paragraph-rsid="000b942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0be9d" officeooo:paragraph-rsid="0010be9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normal" officeooo:rsid="000a1557" officeooo:paragraph-rsid="000a1557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a4559" officeooo:paragraph-rsid="000a455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b5a91" officeooo:paragraph-rsid="000b5a9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0be9d" officeooo:paragraph-rsid="0010be9d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style="italic" fo:font-weight="bold" officeooo:rsid="0006ecaa" officeooo:paragraph-rsid="0006ecaa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style="italic" fo:font-weight="normal" officeooo:rsid="0006ecaa" officeooo:paragraph-rsid="0006ecaa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fo:font-weight="normal" officeooo:rsid="0006ecaa" officeooo:paragraph-rsid="0006ecaa" style:font-weight-asian="normal" style:font-weight-complex="normal"/>
    </style:style>
    <style:style style:name="P14" style:family="paragraph" style:parent-style-name="Standard">
      <style:text-properties fo:font-weight="normal" officeooo:rsid="0006ecaa" officeooo:paragraph-rsid="000931f6" style:font-weight-asian="normal" style:font-weight-complex="normal"/>
    </style:style>
    <style:style style:name="P15" style:family="paragraph" style:parent-style-name="Standard">
      <style:text-properties fo:font-weight="normal" officeooo:rsid="000931f6" officeooo:paragraph-rsid="000931f6" style:font-weight-asian="normal" style:font-weight-complex="normal"/>
    </style:style>
    <style:style style:name="P16" style:family="paragraph" style:parent-style-name="Standard">
      <style:text-properties fo:font-weight="normal" officeooo:rsid="000931f6" officeooo:paragraph-rsid="000b5a91" style:font-weight-asian="normal" style:font-weight-complex="normal"/>
    </style:style>
    <style:style style:name="P17" style:family="paragraph" style:parent-style-name="Standard">
      <style:text-properties fo:font-weight="normal" officeooo:rsid="000a1557" officeooo:paragraph-rsid="000a1557" style:font-weight-asian="normal" style:font-weight-complex="normal"/>
    </style:style>
    <style:style style:name="P18" style:family="paragraph" style:parent-style-name="Standard">
      <style:text-properties fo:font-weight="normal" officeooo:rsid="000a3e63" officeooo:paragraph-rsid="000a3e63" style:font-weight-asian="normal" style:font-weight-complex="normal"/>
    </style:style>
    <style:style style:name="P19" style:family="paragraph" style:parent-style-name="Standard">
      <style:text-properties fo:font-weight="normal" officeooo:rsid="000a3e63" officeooo:paragraph-rsid="000b9425" style:font-weight-asian="normal" style:font-weight-complex="normal"/>
    </style:style>
    <style:style style:name="P20" style:family="paragraph" style:parent-style-name="Standard">
      <style:text-properties fo:font-weight="normal" officeooo:rsid="000a4559" officeooo:paragraph-rsid="000a4559" style:font-weight-asian="normal" style:font-weight-complex="normal"/>
    </style:style>
    <style:style style:name="P21" style:family="paragraph" style:parent-style-name="Standard">
      <style:text-properties fo:font-weight="normal" officeooo:rsid="000a4559" officeooo:paragraph-rsid="000b5a91" style:font-weight-asian="normal" style:font-weight-complex="normal"/>
    </style:style>
    <style:style style:name="P22" style:family="paragraph" style:parent-style-name="Standard">
      <style:text-properties fo:font-weight="normal" officeooo:rsid="000b5a91" officeooo:paragraph-rsid="000b5a91" style:font-weight-asian="normal" style:font-weight-complex="normal"/>
    </style:style>
    <style:style style:name="P23" style:family="paragraph" style:parent-style-name="Standard">
      <style:text-properties fo:font-weight="normal" officeooo:rsid="000b9425" officeooo:paragraph-rsid="000b9425" style:font-weight-asian="normal" style:font-weight-complex="normal"/>
    </style:style>
    <style:style style:name="P24" style:family="paragraph" style:parent-style-name="Standard">
      <style:text-properties fo:font-weight="normal" officeooo:rsid="0010416b" officeooo:paragraph-rsid="0010416b" style:font-weight-asian="normal" style:font-weight-complex="normal"/>
    </style:style>
    <style:style style:name="P25" style:family="paragraph" style:parent-style-name="Standard">
      <style:text-properties officeooo:paragraph-rsid="000a1557"/>
    </style:style>
    <style:style style:name="P26" style:family="paragraph" style:parent-style-name="Standard">
      <style:text-properties fo:font-style="normal" fo:font-weight="normal" officeooo:rsid="000a1557" officeooo:paragraph-rsid="000a155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0a1557" officeooo:paragraph-rsid="000a155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d3e47" officeooo:paragraph-rsid="000d3e4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d3e47" officeooo:paragraph-rsid="0010be9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0be9d" officeooo:paragraph-rsid="0010be9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0be9d" officeooo:paragraph-rsid="00112e8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12e81" officeooo:paragraph-rsid="00112e81" style:font-style-asian="normal" style:font-weight-asian="normal" style:font-style-complex="normal" style:font-weight-complex="normal"/>
    </style:style>
    <style:style style:name="P33" style:family="paragraph" style:parent-style-name="Preformatted_20_Text">
      <style:text-properties fo:font-weight="normal" officeooo:rsid="000a1557" officeooo:paragraph-rsid="000a1557" style:font-weight-asian="normal" style:font-weight-complex="normal"/>
    </style:style>
    <style:style style:name="P34" style:family="paragraph" style:parent-style-name="Preformatted_20_Text">
      <style:text-properties fo:font-weight="normal" officeooo:rsid="0006ecaa" officeooo:paragraph-rsid="000931f6" style:font-weight-asian="normal" style:font-weight-complex="normal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Standard">
      <style:text-properties fo:font-style="normal" fo:font-weight="normal" officeooo:rsid="0010be9d" officeooo:paragraph-rsid="0010be9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112e81" fo:background-color="#fff200" loext:char-shading-value="0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background-color="#fff200" loext:char-shading-value="0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1557" style:font-weight-asian="normal" style:font-weight-complex="normal"/>
    </style:style>
    <style:style style:name="T8" style:family="text">
      <style:text-properties fo:font-weight="normal" officeooo:rsid="000a3e63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2e81" style:font-style-asian="normal" style:font-style-complex="normal"/>
    </style:style>
    <style:style style:name="T11" style:family="text">
      <style:text-properties fo:font-style="normal" fo:background-color="#fff200" loext:char-shading-value="0" style:font-style-asian="normal" style:font-style-complex="normal"/>
    </style:style>
    <style:style style:name="T12" style:family="text">
      <style:text-properties officeooo:rsid="00089b47"/>
    </style:style>
    <style:style style:name="T13" style:family="text">
      <style:text-properties officeooo:rsid="000931f6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0931f6" fo:background-color="#fff200" loext:char-shading-value="0"/>
    </style:style>
    <style:style style:name="T16" style:family="text">
      <style:text-properties officeooo:rsid="000b5a91" fo:background-color="#fff200" loext:char-shading-value="0"/>
    </style:style>
    <style:style style:name="T17" style:family="text">
      <style:text-properties officeooo:rsid="0010be9d" fo:background-color="#fff200" loext:char-shading-value="0"/>
    </style:style>
    <style:style style:name="T18" style:family="text">
      <style:text-properties officeooo:rsid="00112e81" fo:background-color="#fff200" loext:char-shading-value="0"/>
    </style:style>
    <style:style style:name="T19" style:family="text">
      <style:text-properties officeooo:rsid="001295f9" fo:background-color="#fff200" loext:char-shading-value="0"/>
    </style:style>
    <style:style style:name="T20" style:family="text">
      <style:text-properties officeooo:rsid="000a4559"/>
    </style:style>
    <style:style style:name="T21" style:family="text">
      <style:text-properties officeooo:rsid="000b9425"/>
    </style:style>
    <style:style style:name="T22" style:family="text">
      <style:text-properties officeooo:rsid="0010be9d"/>
    </style:style>
    <style:style style:name="T23" style:family="text">
      <style:text-properties officeooo:rsid="00112e81"/>
    </style:style>
    <style:style style:name="T24" style:family="text">
      <style:text-properties officeooo:rsid="001295f9"/>
    </style:style>
    <style:style style:name="T25" style:family="text">
      <style:text-properties officeooo:rsid="001382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AirSim</text:span> <text:span text:style-name="T9">with Cherry Flavor</text:span></text:p>
      <text:p text:style-name="P12"/>
      <text:p text:style-name="P1"><text:span text:style-name="T4">Reproducing/Improving Paper:</text:span><text:span text:style-name="T6"> CAD2RL, </text:span><text:a xlink:type="simple" xlink:href="https://arxiv.org/pdf/1611.04201.pdf" text:style-name="Internet_20_link" text:visited-style-name="Visited_20_Internet_20_Link"><text:span text:style-name="T6">https://arxiv.org/pdf/1611.04201.pdf</text:span></text:a></text:p>
      <text:p text:style-name="P2"/>
      <text:p text:style-name="P13"><text:span text:style-name="T4">Main goal:</text:span> learn quad-rotor to fly with reinforcement learning.</text:p>
      <text:p text:style-name="P3"/>
      <text:p text:style-name="P3">Hardware Requirements:</text:p>
      <text:p text:style-name="P7"><text:a xlink:type="simple" xlink:href="https://docs.unrealengine.com/latest/INT/GettingStarted/RecommendedSpecifications/" text:style-name="Internet_20_link" text:visited-style-name="Visited_20_Internet_20_Link"><text:span text:style-name="T9">https://docs.unrealengine.com/latest/INT/GettingStarted/RecommendedSpecifications/</text:span></text:a></text:p>
      <text:p text:style-name="P26">Note that for Linux, minimum of 16 Gb RAM is required. For Windows and Mac OS, minimum of 8 Gb RAM is required.</text:p>
      <text:p text:style-name="P2"/>
      <text:p text:style-name="P2">Required Software: </text:p>
      <text:p text:style-name="P13">-<text:tab/><text:span text:style-name="T14">Unreal Engine 4 </text:span><text:span text:style-name="T12">(obtaining Linux source code is quite boring, therefore I will help with archive)</text:span>;</text:p>
      <text:p text:style-name="P13"><text:a xlink:type="simple" xlink:href="https://www.unrealengine.com/en-US/what-is-unreal-engine-4" text:style-name="Internet_20_link" text:visited-style-name="Visited_20_Internet_20_Link">https://www.unrealengine.com/en-US/what-is-unreal-engine-4</text:a></text:p>
      <text:p text:style-name="P15">Downloads for Mac OS and Windows are presented on the site.</text:p>
      <text:p text:style-name="P17">Installation instruction (for Linux): </text:p>
      <text:p text:style-name="P17"/>
      <text:p text:style-name="P33"># go to the folder where you clone GitHub projects</text:p>
      <text:p text:style-name="P33"/>
      <text:p text:style-name="P33"># Not necessary if archive is downloaded. This link is protected, you do not have access without special registration.</text:p>
      <text:p text:style-name="Preformatted_20_Text">git clone -b 4.17 <text:a xlink:type="simple" xlink:href="https://github.com/EpicGames/UnrealEngine.git" text:style-name="Internet_20_link" text:visited-style-name="Visited_20_Internet_20_Link">https://github.com/EpicGames/UnrealEngine.git</text:a></text:p>
      <text:p text:style-name="Preformatted_20_Text"/>
      <text:p text:style-name="Preformatted_20_Text">cd UnrealEngine</text:p>
      <text:p text:style-name="Preformatted_20_Text"># the Unreal build was broken a few times so we will get the commit that works</text:p>
      <text:p text:style-name="Preformatted_20_Text">git checkout af96417313a908b20621a443175ba91683c238c8</text:p>
      <text:p text:style-name="Preformatted_20_Text">./Setup.sh</text:p>
      <text:p text:style-name="Preformatted_20_Text">./GenerateProjectFiles.sh</text:p>
      <text:p text:style-name="P35">make</text:p>
      <text:p text:style-name="P14">- <text:tab/><text:span text:style-name="T14">AirSim</text:span>: <text:a xlink:type="simple" xlink:href="https://github.com/Microsoft/AirSim" text:style-name="Internet_20_link" text:visited-style-name="Visited_20_Internet_20_Link">https://github.com/Microsoft/AirSim</text:a></text:p>
      <text:p text:style-name="P14"/>
      <text:p text:style-name="P34"># go to the folder where you clone GitHub projects</text:p>
      <text:p text:style-name="Preformatted_20_Text">git clone https://github.com/Microsoft/AirSim.git</text:p>
      <text:p text:style-name="Preformatted_20_Text">cd AirSim</text:p>
      <text:p text:style-name="Preformatted_20_Text">./setup.sh</text:p>
      <text:p text:style-name="P35">./build.sh</text:p>
      <text:p text:style-name="P14">-<text:tab/><text:span text:style-name="T15">CNTK. This is Microsoft NN library. </text:span></text:p>
      <text:p text:style-name="P14"><text:span text:style-name="T13">Source code: </text:span><text:a xlink:type="simple" xlink:href="https://github.com/Microsoft/CNTK" text:style-name="Internet_20_link" text:visited-style-name="Visited_20_Internet_20_Link">https://github.com/Microsoft/CNTK</text:a></text:p>
      <text:p text:style-name="P25"><text:span text:style-name="T7">Installation </text:span><text:span text:style-name="T8">(on Linux, without source code)</text:span><text:span text:style-name="T7">: </text:span></text:p>
      <text:p text:style-name="P25"><text:span text:style-name="Source_20_Text"><text:span text:style-name="Source_20_Text"><text:span text:style-name="T7">1. </text:span></text:span></text:span><text:span text:style-name="Source_20_Text">sudo apt-get install openmpi-bin</text:span></text:p>
      <text:p text:style-name="P17">2. <text:s/><text:a xlink:type="simple" xlink:href="https://docs.microsoft.com/en-us/cognitive-toolkit/Setup-Linux-Python?tabs=cntkpy24" text:style-name="Internet_20_link" text:visited-style-name="Visited_20_Internet_20_Link">https://docs.microsoft.com/en-us/cognitive-toolkit/Setup-Linux-Python?tabs=cntkpy24</text:a></text:p>
      <text:p text:style-name="P15">- <text:tab/><text:span text:style-name="T14">Tensorflow</text:span> <text:span text:style-name="T20">1.5: </text:span><text:a xlink:type="simple" xlink:href="https://www.tensorflow.org/install/" text:style-name="Internet_20_link" text:visited-style-name="Visited_20_Internet_20_Link"><text:span text:style-name="T20">https://www.tensorflow.org/install/</text:span></text:a></text:p>
      <text:p text:style-name="P15">- <text:tab/><text:span text:style-name="T14">Pytorch</text:span>; <text:a xlink:type="simple" xlink:href="http://pytorch.org/" text:style-name="Internet_20_link" text:visited-style-name="Visited_20_Internet_20_Link">http://pytorch.org/</text:a></text:p>
      <text:p text:style-name="P16">- <text:tab/><text:span text:style-name="T16">AirSimTensorflow</text:span></text:p>
      <text:p text:style-name="P16"><text:a xlink:type="simple" xlink:href="https://github.com/simondlevy/AirSimTensorFlow" text:style-name="Internet_20_link" text:visited-style-name="Visited_20_Internet_20_Link">https://github.com/simondlevy/AirSimTensorFlow</text:a></text:p>
      <text:p text:style-name="P22">This is a library for collision avoidance with cars. I think we can use it for collision avoidance with quadrotors with minor modifications (or not exactly minor, but manageable).</text:p>
      <text:p text:style-name="P15"/>
      <text:p text:style-name="P13"/>
      <text:p text:style-name="P13"/>
      <text:p text:style-name="P13"/>
      <text:p text:style-name="P3"><text:soft-page-break/>Development-related manuals:</text:p>
      <text:p text:style-name="P27"><text:tab/><text:span text:style-name="T5">AirSim:</text:span></text:p>
      <text:p text:style-name="P18">1. Python API:</text:p>
      <text:p text:style-name="P17"><text:a xlink:type="simple" xlink:href="https://github.com/Microsoft/AirSim/blob/master/docs/python.md" text:style-name="Internet_20_link" text:visited-style-name="Visited_20_Internet_20_Link">https://github.com/Microsoft/AirSim/blob/master/docs/python.md</text:a></text:p>
      <text:p text:style-name="P18">2. C++ API:</text:p>
      <text:p text:style-name="P17"><text:a xlink:type="simple" xlink:href="https://github.com/Microsoft/AirSim/blob/master/docs/apis.md" text:style-name="Internet_20_link" text:visited-style-name="Visited_20_Internet_20_Link">https://github.com/Microsoft/AirSim/blob/master/docs/apis.md</text:a></text:p>
      <text:p text:style-name="P18">3. MoveOnPath demo:</text:p>
      <text:p text:style-name="P18"><text:a xlink:type="simple" xlink:href="https://github.com/Microsoft/AirSim/wiki/moveOnPath-demo" text:style-name="Internet_20_link" text:visited-style-name="Visited_20_Internet_20_Link">https://github.com/Microsoft/AirSim/wiki/moveOnPath-demo</text:a></text:p>
      <text:p text:style-name="P20">4. API on how get images for deep learning:</text:p>
      <text:p text:style-name="P20"><text:a xlink:type="simple" xlink:href="https://github.com/Microsoft/AirSim/blob/master/docs/image_apis.md" text:style-name="Internet_20_link" text:visited-style-name="Visited_20_Internet_20_Link">https://github.com/Microsoft/AirSim/blob/master/docs/image_apis.md</text:a></text:p>
      <text:p text:style-name="P20">5. Reinforcement Learning in AirSim:</text:p>
      <text:p text:style-name="P20"><text:a xlink:type="simple" xlink:href="https://github.com/Microsoft/AirSim/blob/master/docs/reinforcement_learning.md" text:style-name="Internet_20_link" text:visited-style-name="Visited_20_Internet_20_Link">https://github.com/Microsoft/AirSim/blob/master/docs/reinforcement_learning.md</text:a></text:p>
      <text:p text:style-name="P23">6. Work with environments:</text:p>
      <text:p text:style-name="P23"><text:a xlink:type="simple" xlink:href="https://github.com/Microsoft/AirSim/blob/master/docs/unreal_proj.md" text:style-name="Internet_20_link" text:visited-style-name="Visited_20_Internet_20_Link">https://github.com/Microsoft/AirSim/blob/master/docs/unreal_proj.md</text:a></text:p>
      <text:p text:style-name="P23"><text:a xlink:type="simple" xlink:href="https://github.com/Microsoft/AirSim/blob/master/docs/unreal_custenv.md" text:style-name="Internet_20_link" text:visited-style-name="Visited_20_Internet_20_Link">https://github.com/Microsoft/AirSim/blob/master/docs/unreal_custenv.md</text:a></text:p>
      <text:p text:style-name="P22"/>
      <text:p text:style-name="P9"><text:tab/><text:span text:style-name="T14">AirSim Tensorflow:</text:span></text:p>
      <text:p text:style-name="P22"><text:a xlink:type="simple" xlink:href="https://github.com/simondlevy/AirSimTensorFlow" text:style-name="Internet_20_link" text:visited-style-name="Visited_20_Internet_20_Link">https://github.com/simondlevy/AirSimTensorFlow</text:a></text:p>
      <text:p text:style-name="P21"/>
      <text:p text:style-name="P8"><text:tab/><text:span text:style-name="T14">CNTK</text:span>:</text:p>
      <text:p text:style-name="P20">Reinforcement Learning Examples:</text:p>
      <text:p text:style-name="P20"><text:a xlink:type="simple" xlink:href="https://github.com/Microsoft/CNTK/tree/master/Examples/ReinforcementLearning" text:style-name="Internet_20_link" text:visited-style-name="Visited_20_Internet_20_Link">https://github.com/Microsoft/CNTK/tree/master/Examples/ReinforcementLearning</text:a></text:p>
      <text:p text:style-name="P17"/>
      <text:p text:style-name="P19"><text:span text:style-name="T4">Environments:</text:span> </text:p>
      <text:p text:style-name="P19">There are free and non-free <text:span text:style-name="T20">ones</text:span>.</text:p>
      <text:p text:style-name="P18">- Blocks (built-in);</text:p>
      <text:p text:style-name="P18">- Modular Neighborhood: <text:a xlink:type="simple" xlink:href="https://www.unrealengine.com/marketplace/modular-neighborhood-pack" text:style-name="Internet_20_link" text:visited-style-name="Visited_20_Internet_20_Link">https://www.unrealengine.com/marketplace/modular-neighborhood-pack</text:a></text:p>
      <text:p text:style-name="P18">Costs money: 5000 RUB; <text:span text:style-name="T20">(consider to split money and buy)</text:span></text:p>
      <text:p text:style-name="P19">- <text:span text:style-name="T21">Landscapes (described in </text:span><text:a xlink:type="simple" xlink:href="https://github.com/Microsoft/AirSim/blob/master/docs/unreal_custenv.md" text:style-name="Internet_20_link" text:visited-style-name="Visited_20_Internet_20_Link"><text:span text:style-name="T21">https://github.com/Microsoft/AirSim/blob/master/docs/unreal_custenv.md</text:span></text:a><text:span text:style-name="T21"> )</text:span></text:p>
      <text:p text:style-name="P23">Do not understand now if it is free or not.</text:p>
      <text:p text:style-name="P18"/>
      <text:p text:style-name="P4">Video on adding other environments to AirSim:</text:p>
      <text:p text:style-name="P20"><text:a xlink:type="simple" xlink:href="https://www.youtube.com/watch?v=y09VbdQWvQY" text:style-name="Internet_20_link" text:visited-style-name="Visited_20_Internet_20_Link">https://www.youtube.com/watch?v=y09VbdQWvQY</text:a></text:p>
      <text:p text:style-name="P20"/>
      <text:p text:style-name="P20"/>
      <text:p text:style-name="P5">Hardware status:</text:p>
      <text:p text:style-name="P23">For UE4, display is required (at least I currently do not know how to proceed otherwise). Therefore, this is not manageable on server. Here are desktops we have:</text:p>
      <text:p text:style-name="P23"/>
      <text:p text:style-name="P23"><text:span text:style-name="T1">1. </text:span><text:span text:style-name="T2">Desktops in 404.</text:span> However, mostly there is Ubuntu 14.04. What to do: reinstall 16.04 or <text:span text:style-name="T25">younger</text:span>. I think it would be better not to ask permission.</text:p>
      <text:p text:style-name="P23"><text:span text:style-name="T1">2. </text:span><text:span text:style-name="T2">Desktop in Red Building for ADASE group </text:span><text:span text:style-name="T3">(iitp03)</text:span><text:span text:style-name="T2">.</text:span> Currently @nekrald has access to single one, and it is splitted for 3 men. However, there is a problem on it: training of CNTK has memory-crash. I think this can be eliminated by parameter tuning.</text:p>
      <text:p text:style-name="P23"><text:span text:style-name="T1">3. </text:span><text:span text:style-name="T2">Desktop of @grapefroot.</text:span><text:span text:style-name="T1"> </text:span>I am not sure if there is enough RAM, but in case it would be required we can try to buy little more (it is not so expensive, after all).</text:p>
      <text:p text:style-name="P23"/>
      <text:p text:style-name="P24">Desktop is important. @aibrain, do you / close friends have some? It can become a case we would need to buy one. I can try to take one from Minsk, but it would require increase of RAM by 8 Gb and replacement of NVIDIA CUDA capability 3.0 by <text:s/>modern GPU (since it is not supported by Tensorflow).</text:p>
      <text:p text:style-name="P23"><text:soft-page-break/></text:p>
      <text:p text:style-name="P6">Project Actions:</text:p>
      <text:p text:style-name="P6"/>
      <text:p text:style-name="P10">1. Mandatory – organizational.</text:p>
      <text:p text:style-name="P10">- <text:span text:style-name="T9">Resource Management: Azure or other cloud research and prices; [</text:span><text:span text:style-name="T11"> @grapefroot ]</text:span></text:p>
      <text:p text:style-name="P10"><text:span text:style-name="T9">- Own Desktop by @grapefroot </text:span><text:span text:style-name="T10">– setup</text:span><text:span text:style-name="T9">; </text:span><text:span text:style-name="T11">[@grapefroot ]</text:span></text:p>
      <text:p text:style-name="P10"><text:span text:style-name="T9">- Paper Management: find related / interesting papers in Google; </text:span><text:span text:style-name="T11">[ @aibrain ]</text:span></text:p>
      <text:p text:style-name="P10"><text:span text:style-name="T9">- Agenda, problem formulation, github repository; </text:span><text:span text:style-name="T11">[@nekrald]</text:span></text:p>
      <text:p text:style-name="P10"><text:span text:style-name="T9">- Making </text:span><text:span text:style-name="T10">Desktop on</text:span><text:span text:style-name="T9"> iitp03 work; </text:span><text:span text:style-name="T11">[@nekrald]</text:span></text:p>
      <text:p text:style-name="P10"><text:span text:style-name="T9">- Organizing desktop in 404: [@nekrald (partially), mostly </text:span><text:span text:style-name="T11">@aibrain, @grapefroot </text:span><text:span text:style-name="T9">]. Problem: </text:span><text:span text:style-name="T10">Ubuntu </text:span><text:span text:style-name="T9">14.04 does not work for us, need to install 16.04.</text:span></text:p>
      <text:p text:style-name="P10"/>
      <text:p text:style-name="P10">2. Mandatory – project related.</text:p>
      <text:p text:style-name="P28">- <text:span text:style-name="T22">Make CNTK not to fall by memory </text:span><text:span text:style-name="T17">[ @nekrald ];</text:span></text:p>
      <text:p text:style-name="P28">- <text:span text:style-name="T22">Make Tensorflow implementation work with Quadrotors [</text:span><text:span text:style-name="T17">@grapefroot </text:span><text:span text:style-name="T22">(mostly) + @nekrald (ideation)];</text:span></text:p>
      <text:p text:style-name="P28">- <text:span text:style-name="T22">Make Pytorch implementation (cloning CNTK or Tensorflow) – [</text:span><text:span text:style-name="T17">@aibrain</text:span><text:span text:style-name="T22">];</text:span></text:p>
      <text:p text:style-name="P29">- <text:span text:style-name="T22">Evaluating Performance (how result looks like) – [</text:span><text:span text:style-name="T17">@aibrain</text:span><text:span text:style-name="T22">]:</text:span></text:p>
      <text:p text:style-name="P30">a. plotting graphs of mean average reward for several sessions during training.</text:p>
      <text:p text:style-name="P30">b. videos of flying copters.</text:p>
      <text:p text:style-name="P32">c. comparison of training times.</text:p>
      <text:p text:style-name="P29">- <text:span text:style-name="T22">Preparing different environments [</text:span><text:span text:style-name="T17">@grapefroot</text:span><text:span text:style-name="T22">];</text:span></text:p>
      <text:p text:style-name="P31">- Think and try different set of actions (easily implementable) – <text:span text:style-name="T18">@grapefroot</text:span>;</text:p>
      <text:p text:style-name="P29">- <text:span text:style-name="T23">Presentation PDF <text:s/>[</text:span><text:span text:style-name="T18">@aibrain</text:span><text:span text:style-name="T23">];</text:span></text:p>
      <text:p text:style-name="P29">- <text:span text:style-name="T23">Textual Materials [</text:span><text:span text:style-name="T18">@nekrald</text:span><text:span text:style-name="T23">];</text:span></text:p>
      <text:p text:style-name="P29"/>
      <text:p text:style-name="P10"><text:span text:style-name="T23">3. </text:span>Possible research actions:</text:p>
      <text:p text:style-name="P30">- Think and try different reward functions – <text:span text:style-name="T23">[</text:span><text:span text:style-name="T18">@aibrain]</text:span>;</text:p>
      <text:p text:style-name="P31">- <text:span text:style-name="T23">Try different architectures:</text:span></text:p>
      <text:p text:style-name="P31"><text:span text:style-name="T23"><text:tab/>a. (Residual Connections with TF/Pytorch/CNTK) – [</text:span><text:span text:style-name="T18">@nekrald]</text:span><text:span text:style-name="T23">;</text:span></text:p>
      <text:p text:style-name="P32"><text:tab/>b. tuning current architectures – <text:span text:style-name="T24">[</text:span><text:span text:style-name="T14">@aibrain, @grapefroot]</text:span>;</text:p>
      <text:p text:style-name="P31"><text:tab/><text:span text:style-name="T23">c. something else – [</text:span><text:span text:style-name="T18">@aibrain, @grapefroot</text:span><text:span text:style-name="T19">]</text:span><text:span text:style-name="T23">;</text:span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9:05.534151656</meta:creation-date>
    <dc:date>2018-02-24T19:13:56.030272503</dc:date>
    <meta:editing-duration>PT34M56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3" meta:paragraph-count="97" meta:word-count="703" meta:character-count="5547" meta:non-whitespace-character-count="4913"/>
  </office:meta>
</office:document-meta>
</file>